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06_02-33-44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記録 / お酒：飲んだ量">
            <text:p>:m 記録 / お酒：飲んだ量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05_20-53-3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06_12-45-0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05_23-25-00_000.mp4</text:p>
          </table:table-cell>
          <table:table-cell table:style-name="ce28" office:value-type="string">
            <text:p>:VIDEO / @自室 / 記録 / jap.flute / 演奏、play / R=1 / record,file-piece-id=~,memo=~,session=2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VIDEO / @自室 / 記録 / jap.flute / 演奏、play / R=1 / record,file-piece-id=~,memo=~,session=2,other=~ / follow~">
            <text:p>:VIDEO / @自室 / 記録 / jap.flute / 演奏、play / R=1 / record,file-piece-id=~,memo=~,session=2,other=~ / follow~</text:p>
          </table:table-cell>
          <table:table-cell table:style-name="ce10" table:formula="of:=RIGHT([.B5];[.K5])" office:value-type="string" office:string-value="mp4">
            <text:p>mp4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10-06_02-33-51_000.jpg</text:p>
          </table:table-cell>
          <table:table-cell table:style-name="ce28" office:value-type="string">
            <text:p>:m other / log / 寝る前　ウェブ閲覧　記録　（for オナニー） / 了 / 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9" office:value-type="string">
            <text:p>2022-10-06_02-34-0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0-06_18-08-42_000.jpg</text:p>
          </table:table-cell>
          <table:table-cell table:style-name="ce27" office:value-type="string">
            <text:p>:m RES 1*1 / free# JVEMV6 68#_371:1 / 68. theoretical-physics(tp) / topics=量子力学：朝永,w=~,s=~,i=~,other=~,doc=f-2:r-7-A1~1.4.1#1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*1 / free# JVEMV6 68#_371:1 / 68. theoretical-physics(tp) / topics=量子力学：朝永,w=~,s=~,i=~,other=~,doc=f-2:r-7-A1~1.4.1#1">
            <text:p>:m RES 1*1 / free# JVEMV6 68#_371:1 / 68. theoretical-physics(tp) / topics=量子力学：朝永,w=~,s=~,i=~,other=~,doc=f-2:r-7-A1~1.4.1#1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0-06_18-50-44_000.mp4</text:p>
          </table:table-cell>
          <table:table-cell table:style-name="ce27" office:value-type="string">
            <text:p>:VIDEO / @自室 / 記録 / jap.flute / 演奏、play / R=1 / record,file-piece-id=~,memo=+:page-1:①,session=1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record,file-piece-id=~,memo=+:page-1:①,session=1,other=~ / follow~">
            <text:p>:VIDEO / @自室 / 記録 / jap.flute / 演奏、play / R=1 / record,file-piece-id=~,memo=+:page-1:①,session=1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06_18-51-48_000.mp4</text:p>
          </table:table-cell>
          <table:table-cell table:style-name="ce27" office:value-type="string">
            <text:p>:VIDEO / @自室 / 記録 / jap.flute / 演奏、play / R=2 / record,file-piece-id=~,memo=+:page-2:②,session=1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室 / 記録 / jap.flute / 演奏、play / R=2 / record,file-piece-id=~,memo=+:page-2:②,session=1,other=~ / follow~">
            <text:p>:VIDEO / @自室 / 記録 / jap.flute / 演奏、play / R=2 / record,file-piece-id=~,memo=+:page-2:②,session=1,other=~ / follow~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0-06_18-53-07_000.mp4</text:p>
          </table:table-cell>
          <table:table-cell table:style-name="ce27" office:value-type="string">
            <text:p>:VIDEO / @自室 / 記録 / jap.flute / 演奏、play / R=3 / record,file-piece-id=~,memo=+:page-3:①,session=1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3 / record,file-piece-id=~,memo=+:page-3:①,session=1,other=~ / follow~">
            <text:p>:VIDEO / @自室 / 記録 / jap.flute / 演奏、play / R=3 / record,file-piece-id=~,memo=+:page-3:①,session=1,other=~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2-10-06_19-06-17_000.jpg</text:p>
          </table:table-cell>
          <table:table-cell table:style-name="ce27" office:value-type="string">
            <text:p>:m :篠笛,shinobue #*# / session-memo:session-2 / p.1:genre=melody,R=1,file-piece-musescore=~ \\\ p.2:genre=melody,R=2,file-piece-musescore=~ \\\ p.3:genre=melody,R=3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:篠笛,shinobue #*# / session-memo:session-2 / p.1:genre=melody,R=1,file-piece-musescore=~ \\\ p.2:genre=melody,R=2,file-piece-musescore=~ \\\ p.3:genre=melody,R=3,file-piece-musescore=~">
            <text:p>:m :篠笛,shinobue #*# / session-memo:session-2 / p.1:genre=melody,R=1,file-piece-musescore=~ \\\ p.2:genre=melody,R=2,file-piece-musescore=~ \\\ p.3:genre=melody,R=3,file-piece-musescore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7">2022/10/07</text:date>, <text:time>12:04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07T12:04:30.10</dc:date>
    <dc:creator>iwabuchi ken</dc:creator>
    <meta:editing-duration>P49DT14H4M19S</meta:editing-duration>
    <meta:editing-cycles>16182</meta:editing-cycles>
    <meta:document-statistic meta:table-count="2" meta:cell-count="912" meta:object-count="0"/>
    <meta:user-defined meta:name="qrichtext">1</meta:user-defined>
  </office:meta>
</office:document-meta>
</file>